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P1" style:family="paragraph" style:parent-style-name="Standard">
      <style:text-properties officeooo:rsid="00139891" officeooo:paragraph-rsid="00139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モトヤLマルベリ3等幅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モトヤLマルベリ3等幅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モトヤLマルベリ3等幅" style:font-family-asian="モトヤLマルベリ3等幅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15:34:49.070260875</meta:creation-date>
    <dc:date>2014-01-05T15:35:24.259151434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1.4.2$Linux_X86_64 LibreOffice_project/410m0$Build-2</meta:generator>
  </office:meta>
</office:document-meta>
</file>